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3.4625in" style:rel-column-width="32767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3.4625in" style:rel-column-width="32767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3.4625in" style:rel-column-width="32767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Heading_20_4">
      <style:paragraph-properties fo:text-align="center" style:justify-single-word="false"/>
      <style:text-properties officeooo:paragraph-rsid="00071e13"/>
    </style:style>
    <style:style style:name="P4" style:family="paragraph" style:parent-style-name="Heading_20_4">
      <style:paragraph-properties fo:text-align="center" style:justify-single-word="false"/>
      <style:text-properties style:font-name="Liberation Sans" fo:font-size="13.3000001907349pt" fo:font-style="italic" fo:font-weight="bold" officeooo:rsid="000854a9" officeooo:paragraph-rsid="000854a9" style:font-name-asian="Source Han Sans CN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P5" style:family="paragraph" style:parent-style-name="Heading_20_4">
      <style:paragraph-properties fo:text-align="center" style:justify-single-word="false"/>
      <style:text-properties style:font-name="Liberation Sans" fo:font-size="13.3000001907349pt" fo:font-style="italic" fo:font-weight="bold" officeooo:rsid="000854a9" officeooo:paragraph-rsid="002090d0" style:font-name-asian="Source Han Sans CN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P6" style:family="paragraph" style:parent-style-name="Heading_20_4">
      <style:paragraph-properties fo:text-align="center" style:justify-single-word="false"/>
      <style:text-properties style:font-name="Liberation Sans" fo:font-size="13.3000001907349pt" fo:font-style="italic" fo:font-weight="bold" officeooo:rsid="000854a9" officeooo:paragraph-rsid="00270fd4" style:font-name-asian="Source Han Sans CN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568d2" officeooo:paragraph-rsid="000568d2"/>
    </style:style>
    <style:style style:name="P8" style:family="paragraph" style:parent-style-name="Table_20_Contents">
      <style:paragraph-properties fo:text-align="center" style:justify-single-word="false"/>
      <style:text-properties officeooo:rsid="000568d2" officeooo:paragraph-rsid="00071e13"/>
    </style:style>
    <style:style style:name="P9" style:family="paragraph" style:parent-style-name="Table_20_Contents">
      <style:paragraph-properties fo:text-align="center" style:justify-single-word="false"/>
      <style:text-properties fo:color="#780373" loext:opacity="100%" officeooo:rsid="000568d2" officeooo:paragraph-rsid="000568d2"/>
    </style:style>
    <style:style style:name="P10" style:family="paragraph" style:parent-style-name="Table_20_Contents">
      <style:paragraph-properties fo:text-align="center" style:justify-single-word="false"/>
      <style:text-properties fo:color="#780373" loext:opacity="100%" officeooo:rsid="000568d2" officeooo:paragraph-rsid="00071e13"/>
    </style:style>
    <style:style style:name="P11" style:family="paragraph" style:parent-style-name="Table_20_Contents">
      <style:text-properties officeooo:rsid="0008b2ed" officeooo:paragraph-rsid="0008b2ed"/>
    </style:style>
    <style:style style:name="P12" style:family="paragraph" style:parent-style-name="Table_20_Contents">
      <style:text-properties officeooo:rsid="0008b2ed" officeooo:paragraph-rsid="00139f5a"/>
    </style:style>
    <style:style style:name="P13" style:family="paragraph" style:parent-style-name="Table_20_Contents">
      <style:text-properties officeooo:rsid="0008b2ed" officeooo:paragraph-rsid="001b0c8c"/>
    </style:style>
    <style:style style:name="P14" style:family="paragraph" style:parent-style-name="Table_20_Contents">
      <style:text-properties officeooo:rsid="0008b2ed" officeooo:paragraph-rsid="002090d0"/>
    </style:style>
    <style:style style:name="P15" style:family="paragraph" style:parent-style-name="Table_20_Contents">
      <style:text-properties officeooo:rsid="0008b2ed" officeooo:paragraph-rsid="00270fd4"/>
    </style:style>
    <style:style style:name="P16" style:family="paragraph" style:parent-style-name="Table_20_Contents">
      <style:text-properties officeooo:rsid="000996b3" officeooo:paragraph-rsid="000996b3"/>
    </style:style>
    <style:style style:name="P17" style:family="paragraph" style:parent-style-name="Table_20_Contents">
      <style:text-properties officeooo:rsid="000996b3" officeooo:paragraph-rsid="002090d0"/>
    </style:style>
    <style:style style:name="P18" style:family="paragraph" style:parent-style-name="Table_20_Contents">
      <style:text-properties officeooo:rsid="000996b3" officeooo:paragraph-rsid="00270fd4"/>
    </style:style>
    <style:style style:name="P19" style:family="paragraph" style:parent-style-name="Table_20_Contents">
      <style:paragraph-properties fo:text-align="center" style:justify-single-word="false"/>
      <style:text-properties officeooo:rsid="000b6d00" officeooo:paragraph-rsid="000b6d00"/>
    </style:style>
    <style:style style:name="P20" style:family="paragraph" style:parent-style-name="Table_20_Contents">
      <style:paragraph-properties fo:text-align="center" style:justify-single-word="false"/>
      <style:text-properties officeooo:rsid="000b6d00" officeooo:paragraph-rsid="002090d0"/>
    </style:style>
    <style:style style:name="P21" style:family="paragraph" style:parent-style-name="Table_20_Contents">
      <style:paragraph-properties fo:text-align="center" style:justify-single-word="false"/>
      <style:text-properties officeooo:rsid="000b6d00" officeooo:paragraph-rsid="00270fd4"/>
    </style:style>
    <style:style style:name="P22" style:family="paragraph" style:parent-style-name="Table_20_Contents">
      <style:text-properties officeooo:rsid="000cd5c6" officeooo:paragraph-rsid="000cd5c6"/>
    </style:style>
    <style:style style:name="P23" style:family="paragraph" style:parent-style-name="Table_20_Contents">
      <style:text-properties officeooo:rsid="000cd5c6" officeooo:paragraph-rsid="000ec920"/>
    </style:style>
    <style:style style:name="P24" style:family="paragraph" style:parent-style-name="Table_20_Contents">
      <style:text-properties officeooo:rsid="000cd5c6" officeooo:paragraph-rsid="00139f5a"/>
    </style:style>
    <style:style style:name="P25" style:family="paragraph" style:parent-style-name="Table_20_Contents">
      <style:text-properties officeooo:rsid="000cd5c6" officeooo:paragraph-rsid="002090d0"/>
    </style:style>
    <style:style style:name="P26" style:family="paragraph" style:parent-style-name="Table_20_Contents">
      <style:text-properties officeooo:rsid="000cd5c6" officeooo:paragraph-rsid="00270fd4"/>
    </style:style>
    <style:style style:name="P27" style:family="paragraph" style:parent-style-name="Table_20_Contents">
      <style:text-properties officeooo:paragraph-rsid="00139f5a"/>
    </style:style>
    <style:style style:name="P28" style:family="paragraph" style:parent-style-name="Table_20_Contents">
      <style:text-properties officeooo:rsid="0014b693" officeooo:paragraph-rsid="0014b693"/>
    </style:style>
    <style:style style:name="P29" style:family="paragraph" style:parent-style-name="Table_20_Contents">
      <style:text-properties officeooo:rsid="0014b693" officeooo:paragraph-rsid="002090d0"/>
    </style:style>
    <style:style style:name="P30" style:family="paragraph" style:parent-style-name="Table_20_Contents">
      <style:text-properties officeooo:rsid="0014b693" officeooo:paragraph-rsid="00270fd4"/>
    </style:style>
    <style:style style:name="P31" style:family="paragraph" style:parent-style-name="Table_20_Contents">
      <style:text-properties officeooo:paragraph-rsid="001b0c8c"/>
    </style:style>
    <style:style style:name="P32" style:family="paragraph" style:parent-style-name="Table_20_Contents">
      <style:text-properties officeooo:paragraph-rsid="002090d0"/>
    </style:style>
    <style:style style:name="P33" style:family="paragraph" style:parent-style-name="Table_20_Contents">
      <style:text-properties officeooo:paragraph-rsid="00270fd4"/>
    </style:style>
    <style:style style:name="P34" style:family="paragraph" style:parent-style-name="Text_20_body">
      <style:text-properties officeooo:rsid="00053b7d" officeooo:paragraph-rsid="00053b7d"/>
    </style:style>
    <style:style style:name="P35" style:family="paragraph" style:parent-style-name="Text_20_body">
      <style:paragraph-properties fo:text-align="center" style:justify-single-word="false"/>
      <style:text-properties officeooo:rsid="00053b7d" officeooo:paragraph-rsid="000854a9"/>
    </style:style>
    <style:style style:name="P36" style:family="paragraph" style:parent-style-name="Text_20_body">
      <style:paragraph-properties fo:text-align="center" style:justify-single-word="false"/>
      <style:text-properties officeooo:rsid="00053b7d" officeooo:paragraph-rsid="002090d0"/>
    </style:style>
    <style:style style:name="P37" style:family="paragraph" style:parent-style-name="Text_20_body">
      <style:paragraph-properties fo:text-align="center" style:justify-single-word="false"/>
      <style:text-properties officeooo:rsid="00053b7d" officeooo:paragraph-rsid="00270fd4"/>
    </style:style>
    <style:style style:name="P38" style:family="paragraph" style:parent-style-name="Text_20_body">
      <style:text-properties officeooo:rsid="00053b7d" officeooo:paragraph-rsid="000568d2"/>
    </style:style>
    <style:style style:name="P39" style:family="paragraph" style:parent-style-name="Text_20_body">
      <style:text-properties officeooo:rsid="00053b7d" officeooo:paragraph-rsid="00071e13"/>
    </style:style>
    <style:style style:name="P40" style:family="paragraph" style:parent-style-name="Text_20_body">
      <style:text-properties officeooo:rsid="00053b7d" officeooo:paragraph-rsid="000854a9"/>
    </style:style>
    <style:style style:name="P41" style:family="paragraph" style:parent-style-name="Text_20_body">
      <style:text-properties officeooo:rsid="00053b7d" officeooo:paragraph-rsid="000a3cc6"/>
    </style:style>
    <style:style style:name="P42" style:family="paragraph" style:parent-style-name="Text_20_body">
      <style:text-properties officeooo:rsid="00053b7d" officeooo:paragraph-rsid="000d3c0c"/>
    </style:style>
    <style:style style:name="P43" style:family="paragraph" style:parent-style-name="Text_20_body">
      <style:text-properties officeooo:rsid="00053b7d" officeooo:paragraph-rsid="0010af7b"/>
    </style:style>
    <style:style style:name="P44" style:family="paragraph" style:parent-style-name="Text_20_body">
      <style:text-properties officeooo:rsid="00053b7d" officeooo:paragraph-rsid="002090d0"/>
    </style:style>
    <style:style style:name="P45" style:family="paragraph" style:parent-style-name="Text_20_body">
      <style:text-properties officeooo:rsid="00053b7d" officeooo:paragraph-rsid="00270fd4"/>
    </style:style>
    <style:style style:name="P46" style:family="paragraph" style:parent-style-name="Text_20_body">
      <style:paragraph-properties fo:text-align="center" style:justify-single-word="false"/>
      <style:text-properties fo:font-weight="bold" officeooo:rsid="00053b7d" officeooo:paragraph-rsid="00053b7d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weight="bold" officeooo:rsid="00053b7d" officeooo:paragraph-rsid="00071e13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font-weight="bold" officeooo:rsid="00053b7d" officeooo:paragraph-rsid="000854a9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weight="bold" officeooo:rsid="00053b7d" officeooo:paragraph-rsid="00139f5a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weight="bold" officeooo:rsid="00053b7d" officeooo:paragraph-rsid="001c74fa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rsid="00053b7d" officeooo:paragraph-rsid="002090d0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rsid="00053b7d" officeooo:paragraph-rsid="00270fd4" style:font-weight-asian="bold" style:font-weight-complex="bold"/>
    </style:style>
    <style:style style:name="P53" style:family="paragraph" style:parent-style-name="Text_20_body">
      <style:text-properties fo:font-weight="bold" officeooo:rsid="00053b7d" officeooo:paragraph-rsid="00053b7d" style:font-weight-asian="bold" style:font-weight-complex="bold"/>
    </style:style>
    <style:style style:name="P54" style:family="paragraph" style:parent-style-name="Text_20_body">
      <style:text-properties fo:font-weight="bold" officeooo:rsid="00053b7d" officeooo:paragraph-rsid="00071e13" style:font-weight-asian="bold" style:font-weight-complex="bold"/>
    </style:style>
    <style:style style:name="P55" style:family="paragraph" style:parent-style-name="Text_20_body">
      <style:text-properties fo:font-weight="bold" officeooo:rsid="00053b7d" officeooo:paragraph-rsid="0016a11b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053b7d" officeooo:paragraph-rsid="001c74fa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053b7d" officeooo:paragraph-rsid="002090d0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bold" officeooo:rsid="00053b7d" officeooo:paragraph-rsid="00270fd4" style:font-weight-asian="bold" style:font-weight-complex="bold"/>
    </style:style>
    <style:style style:name="P59" style:family="paragraph" style:parent-style-name="Text_20_body">
      <style:text-properties fo:font-weight="bold" officeooo:rsid="00053b7d" officeooo:paragraph-rsid="002090d0" style:font-weight-asian="bold" style:font-weight-complex="bold"/>
    </style:style>
    <style:style style:name="P60" style:family="paragraph" style:parent-style-name="Text_20_body">
      <style:text-properties fo:font-weight="bold" officeooo:rsid="00053b7d" officeooo:paragraph-rsid="00270fd4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weight="bold" officeooo:rsid="000568d2" officeooo:paragraph-rsid="000568d2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font-weight="bold" officeooo:rsid="000568d2" officeooo:paragraph-rsid="00071e13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weight="bold" officeooo:rsid="000568d2" officeooo:paragraph-rsid="000854a9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weight="bold" officeooo:rsid="000568d2" officeooo:paragraph-rsid="000ec920" style:font-weight-asian="bold" style:font-weight-complex="bold"/>
    </style:style>
    <style:style style:name="P65" style:family="paragraph" style:parent-style-name="Text_20_body">
      <style:paragraph-properties fo:text-align="center" style:justify-single-word="false"/>
      <style:text-properties fo:font-weight="bold" officeooo:rsid="000568d2" officeooo:paragraph-rsid="00139f5a" style:font-weight-asian="bold" style:font-weight-complex="bold"/>
    </style:style>
    <style:style style:name="P66" style:family="paragraph" style:parent-style-name="Text_20_body">
      <style:paragraph-properties fo:text-align="center" style:justify-single-word="false"/>
      <style:text-properties fo:font-weight="bold" officeooo:rsid="000568d2" officeooo:paragraph-rsid="002090d0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weight="bold" officeooo:rsid="000568d2" officeooo:paragraph-rsid="00270fd4" style:font-weight-asian="bold" style:font-weight-complex="bold"/>
    </style:style>
    <style:style style:name="P68" style:family="paragraph" style:parent-style-name="Text_20_body">
      <style:text-properties fo:font-weight="bold" officeooo:rsid="000568d2" officeooo:paragraph-rsid="000568d2" style:font-weight-asian="bold" style:font-weight-complex="bold"/>
    </style:style>
    <style:style style:name="P69" style:family="paragraph" style:parent-style-name="Text_20_body">
      <style:text-properties fo:font-weight="bold" officeooo:rsid="000568d2" officeooo:paragraph-rsid="00071e13" style:font-weight-asian="bold" style:font-weight-complex="bold"/>
    </style:style>
    <style:style style:name="P70" style:family="paragraph" style:parent-style-name="Text_20_body">
      <style:text-properties fo:font-weight="bold" officeooo:rsid="000854a9" officeooo:paragraph-rsid="000854a9" style:font-weight-asian="bold" style:font-weight-complex="bold"/>
    </style:style>
    <style:style style:name="P71" style:family="paragraph" style:parent-style-name="Text_20_body">
      <style:text-properties fo:font-weight="bold" officeooo:rsid="000854a9" officeooo:paragraph-rsid="002090d0" style:font-weight-asian="bold" style:font-weight-complex="bold"/>
    </style:style>
    <style:style style:name="P72" style:family="paragraph" style:parent-style-name="Text_20_body">
      <style:text-properties fo:font-weight="bold" officeooo:rsid="000854a9" officeooo:paragraph-rsid="00270fd4" style:font-weight-asian="bold" style:font-weight-complex="bold"/>
    </style:style>
    <style:style style:name="P73" style:family="paragraph" style:parent-style-name="Text_20_body">
      <style:text-properties fo:font-weight="bold" officeooo:rsid="000a3cc6" officeooo:paragraph-rsid="000a3cc6" style:font-weight-asian="bold" style:font-weight-complex="bold"/>
    </style:style>
    <style:style style:name="P74" style:family="paragraph" style:parent-style-name="Text_20_body">
      <style:text-properties fo:font-weight="bold" officeooo:rsid="000a3cc6" officeooo:paragraph-rsid="002090d0" style:font-weight-asian="bold" style:font-weight-complex="bold"/>
    </style:style>
    <style:style style:name="P75" style:family="paragraph" style:parent-style-name="Text_20_body">
      <style:text-properties fo:font-weight="bold" officeooo:rsid="000a3cc6" officeooo:paragraph-rsid="00270fd4" style:font-weight-asian="bold" style:font-weight-complex="bold"/>
    </style:style>
    <style:style style:name="P76" style:family="paragraph" style:parent-style-name="Text_20_body">
      <style:text-properties fo:font-weight="bold" officeooo:rsid="000cfb8e" officeooo:paragraph-rsid="000cfb8e" style:font-weight-asian="bold" style:font-weight-complex="bold"/>
    </style:style>
    <style:style style:name="P77" style:family="paragraph" style:parent-style-name="Text_20_body">
      <style:text-properties fo:font-weight="bold" officeooo:rsid="000cfb8e" officeooo:paragraph-rsid="002090d0" style:font-weight-asian="bold" style:font-weight-complex="bold"/>
    </style:style>
    <style:style style:name="P78" style:family="paragraph" style:parent-style-name="Text_20_body">
      <style:text-properties fo:font-weight="bold" officeooo:rsid="000cfb8e" officeooo:paragraph-rsid="00270fd4" style:font-weight-asian="bold" style:font-weight-complex="bold"/>
    </style:style>
    <style:style style:name="P79" style:family="paragraph" style:parent-style-name="Text_20_body">
      <style:text-properties fo:font-weight="bold" officeooo:rsid="0010af7b" officeooo:paragraph-rsid="0010af7b" style:font-weight-asian="bold" style:font-weight-complex="bold"/>
    </style:style>
    <style:style style:name="P80" style:family="paragraph" style:parent-style-name="Text_20_body">
      <style:text-properties fo:font-weight="bold" officeooo:rsid="0010af7b" officeooo:paragraph-rsid="002090d0" style:font-weight-asian="bold" style:font-weight-complex="bold"/>
    </style:style>
    <style:style style:name="P81" style:family="paragraph" style:parent-style-name="Text_20_body">
      <style:text-properties fo:font-weight="bold" officeooo:rsid="0010af7b" officeooo:paragraph-rsid="00270fd4" style:font-weight-asian="bold" style:font-weight-complex="bold"/>
    </style:style>
    <style:style style:name="P82" style:family="paragraph" style:parent-style-name="Text_20_body">
      <style:text-properties fo:font-weight="bold" officeooo:rsid="0008b2ed" officeooo:paragraph-rsid="0008b2ed" style:font-weight-asian="bold" style:font-weight-complex="bold"/>
    </style:style>
    <style:style style:name="P83" style:family="paragraph" style:parent-style-name="Text_20_body">
      <style:text-properties fo:font-weight="bold" officeooo:rsid="0008b2ed" officeooo:paragraph-rsid="00139f5a" style:font-weight-asian="bold" style:font-weight-complex="bold"/>
    </style:style>
    <style:style style:name="P84" style:family="paragraph" style:parent-style-name="Text_20_body">
      <style:paragraph-properties fo:text-align="center" style:justify-single-word="false"/>
      <style:text-properties fo:font-weight="bold" officeooo:rsid="0008b2ed" officeooo:paragraph-rsid="001b0c8c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fo:font-weight="bold" officeooo:rsid="0008b2ed" officeooo:paragraph-rsid="002090d0" style:font-weight-asian="bold" style:font-weight-complex="bold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08b2ed" officeooo:paragraph-rsid="00270fd4" style:font-weight-asian="bold" style:font-weight-complex="bold"/>
    </style:style>
    <style:style style:name="P87" style:family="paragraph" style:parent-style-name="Text_20_body">
      <style:text-properties fo:font-weight="bold" officeooo:rsid="0008b2ed" officeooo:paragraph-rsid="002090d0" style:font-weight-asian="bold" style:font-weight-complex="bold"/>
    </style:style>
    <style:style style:name="P88" style:family="paragraph" style:parent-style-name="Text_20_body">
      <style:text-properties fo:font-weight="bold" officeooo:rsid="0008b2ed" officeooo:paragraph-rsid="00270fd4" style:font-weight-asian="bold" style:font-weight-complex="bold"/>
    </style:style>
    <style:style style:name="P89" style:family="paragraph" style:parent-style-name="Text_20_body">
      <style:text-properties fo:font-weight="bold" officeooo:rsid="0016a11b" officeooo:paragraph-rsid="0016a11b" style:font-weight-asian="bold" style:font-weight-complex="bold"/>
    </style:style>
    <style:style style:name="P90" style:family="paragraph" style:parent-style-name="Text_20_body">
      <style:text-properties fo:font-weight="bold" officeooo:rsid="0016a11b" officeooo:paragraph-rsid="002090d0" style:font-weight-asian="bold" style:font-weight-complex="bold"/>
    </style:style>
    <style:style style:name="P91" style:family="paragraph" style:parent-style-name="Text_20_body">
      <style:text-properties fo:font-weight="bold" officeooo:rsid="0016a11b" officeooo:paragraph-rsid="00270fd4" style:font-weight-asian="bold" style:font-weight-complex="bold"/>
    </style:style>
    <style:style style:name="P92" style:family="paragraph" style:parent-style-name="Text_20_body">
      <style:text-properties fo:font-weight="bold" officeooo:rsid="0019c928" officeooo:paragraph-rsid="0019c928" style:font-weight-asian="bold" style:font-weight-complex="bold"/>
    </style:style>
    <style:style style:name="P93" style:family="paragraph" style:parent-style-name="Text_20_body">
      <style:text-properties fo:font-weight="bold" officeooo:rsid="0019c928" officeooo:paragraph-rsid="002090d0" style:font-weight-asian="bold" style:font-weight-complex="bold"/>
    </style:style>
    <style:style style:name="P94" style:family="paragraph" style:parent-style-name="Text_20_body">
      <style:text-properties fo:font-weight="bold" officeooo:rsid="0019c928" officeooo:paragraph-rsid="00270fd4" style:font-weight-asian="bold" style:font-weight-complex="bold"/>
    </style:style>
    <style:style style:name="P95" style:family="paragraph" style:parent-style-name="Text_20_body">
      <style:text-properties officeooo:rsid="000568d2" officeooo:paragraph-rsid="000568d2"/>
    </style:style>
    <style:style style:name="P96" style:family="paragraph" style:parent-style-name="Text_20_body">
      <style:text-properties officeooo:rsid="000568d2" officeooo:paragraph-rsid="00071e13"/>
    </style:style>
    <style:style style:name="P97" style:family="paragraph" style:parent-style-name="Text_20_body">
      <style:text-properties officeooo:rsid="000568d2" officeooo:paragraph-rsid="000854a9"/>
    </style:style>
    <style:style style:name="P98" style:family="paragraph" style:parent-style-name="Text_20_body">
      <style:text-properties officeooo:rsid="000568d2" officeooo:paragraph-rsid="002090d0"/>
    </style:style>
    <style:style style:name="P99" style:family="paragraph" style:parent-style-name="Text_20_body">
      <style:text-properties officeooo:rsid="000568d2" officeooo:paragraph-rsid="00270fd4"/>
    </style:style>
    <style:style style:name="P100" style:family="paragraph" style:parent-style-name="Text_20_body">
      <style:text-properties officeooo:rsid="00071e13" officeooo:paragraph-rsid="00071e13"/>
    </style:style>
    <style:style style:name="P101" style:family="paragraph" style:parent-style-name="Text_20_body">
      <style:text-properties officeooo:rsid="0008b2ed" officeooo:paragraph-rsid="0008b2ed"/>
    </style:style>
    <style:style style:name="P102" style:family="paragraph" style:parent-style-name="Text_20_body">
      <style:text-properties officeooo:rsid="0008b2ed" officeooo:paragraph-rsid="002090d0"/>
    </style:style>
    <style:style style:name="P103" style:family="paragraph" style:parent-style-name="Text_20_body">
      <style:text-properties officeooo:rsid="0008b2ed" officeooo:paragraph-rsid="00270fd4"/>
    </style:style>
    <style:style style:name="P104" style:family="paragraph" style:parent-style-name="Text_20_body">
      <style:text-properties fo:font-weight="normal" officeooo:rsid="000568d2" officeooo:paragraph-rsid="000d3c0c" style:font-weight-asian="normal" style:font-weight-complex="normal"/>
    </style:style>
    <style:style style:name="P105" style:family="paragraph" style:parent-style-name="Text_20_body">
      <style:text-properties fo:font-weight="normal" officeooo:rsid="000568d2" officeooo:paragraph-rsid="000ec920" style:font-weight-asian="normal" style:font-weight-complex="normal"/>
    </style:style>
    <style:style style:name="P106" style:family="paragraph" style:parent-style-name="Text_20_body">
      <style:text-properties fo:font-weight="normal" officeooo:rsid="000568d2" officeooo:paragraph-rsid="0010af7b" style:font-weight-asian="normal" style:font-weight-complex="normal"/>
    </style:style>
    <style:style style:name="P107" style:family="paragraph" style:parent-style-name="Text_20_body">
      <style:text-properties fo:font-weight="normal" officeooo:rsid="000568d2" officeooo:paragraph-rsid="00139f5a" style:font-weight-asian="normal" style:font-weight-complex="normal"/>
    </style:style>
    <style:style style:name="P108" style:family="paragraph" style:parent-style-name="Text_20_body">
      <style:text-properties fo:font-weight="normal" officeooo:rsid="000568d2" officeooo:paragraph-rsid="002090d0" style:font-weight-asian="normal" style:font-weight-complex="normal"/>
    </style:style>
    <style:style style:name="P109" style:family="paragraph" style:parent-style-name="Text_20_body">
      <style:text-properties fo:font-weight="normal" officeooo:rsid="000568d2" officeooo:paragraph-rsid="00270fd4" style:font-weight-asian="normal" style:font-weight-complex="normal"/>
    </style:style>
    <style:style style:name="P110" style:family="paragraph" style:parent-style-name="Text_20_body">
      <style:text-properties fo:font-weight="normal" officeooo:rsid="0008b2ed" officeooo:paragraph-rsid="00139f5a" style:font-weight-asian="normal" style:font-weight-complex="normal"/>
    </style:style>
    <style:style style:name="P111" style:family="paragraph" style:parent-style-name="Text_20_body">
      <style:text-properties fo:font-weight="normal" officeooo:rsid="0008b2ed" officeooo:paragraph-rsid="001b0c8c" style:font-weight-asian="normal" style:font-weight-complex="normal"/>
    </style:style>
    <style:style style:name="P112" style:family="paragraph" style:parent-style-name="Text_20_body">
      <style:text-properties fo:font-weight="normal" officeooo:rsid="0008b2ed" officeooo:paragraph-rsid="002090d0" style:font-weight-asian="normal" style:font-weight-complex="normal"/>
    </style:style>
    <style:style style:name="P113" style:family="paragraph" style:parent-style-name="Text_20_body">
      <style:text-properties fo:font-weight="normal" officeooo:rsid="0008b2ed" officeooo:paragraph-rsid="00270fd4" style:font-weight-asian="normal" style:font-weight-complex="normal"/>
    </style:style>
    <style:style style:name="T1" style:family="text">
      <style:text-properties officeooo:rsid="000568d2"/>
    </style:style>
    <style:style style:name="T2" style:family="text">
      <style:text-properties officeooo:rsid="00059da4"/>
    </style:style>
    <style:style style:name="T3" style:family="text">
      <style:text-properties officeooo:rsid="00071e13"/>
    </style:style>
    <style:style style:name="T4" style:family="text">
      <style:text-properties style:font-name="Liberation Sans" fo:font-size="13.3000001907349pt" fo:font-style="italic" fo:font-weight="bold" officeooo:rsid="00071e13" style:font-name-asian="Source Han Sans CN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T5" style:family="text">
      <style:text-properties officeooo:rsid="000854a9"/>
    </style:style>
    <style:style style:name="T6" style:family="text">
      <style:text-properties fo:color="#000080" loext:opacity="100%" fo:language="zxx" fo:country="none" style:text-underline-style="solid" style:text-underline-width="auto" style:text-underline-color="font-color" officeooo:rsid="000854a9" style:language-asian="zxx" style:country-asian="none" style:language-complex="zxx" style:country-complex="none"/>
    </style:style>
    <style:style style:name="T7" style:family="text">
      <style:text-properties fo:color="#000080" loext:opacity="100%" fo:language="zxx" fo:country="none" style:text-underline-style="solid" style:text-underline-width="auto" style:text-underline-color="font-color" officeooo:rsid="000a3cc6" style:language-asian="zxx" style:country-asian="none" style:language-complex="zxx" style:country-complex="none"/>
    </style:style>
    <style:style style:name="T8" style:family="text">
      <style:text-properties fo:color="#000080" loext:opacity="100%" fo:language="zxx" fo:country="none" style:text-underline-style="solid" style:text-underline-width="auto" style:text-underline-color="font-color" officeooo:rsid="0010af7b" style:language-asian="zxx" style:country-asian="none" style:language-complex="zxx" style:country-complex="none"/>
    </style:style>
    <style:style style:name="T9" style:family="text">
      <style:text-properties fo:color="#000080" loext:opacity="100%" fo:language="zxx" fo:country="none" style:text-underline-style="solid" style:text-underline-width="auto" style:text-underline-color="font-color" officeooo:rsid="002090d0" style:language-asian="zxx" style:country-asian="none" style:language-complex="zxx" style:country-complex="none"/>
    </style:style>
    <style:style style:name="T10" style:family="text">
      <style:text-properties fo:color="#000080" loext:opacity="100%" fo:language="zxx" fo:country="none" style:text-underline-style="solid" style:text-underline-width="auto" style:text-underline-color="font-color" officeooo:rsid="0028013d" style:language-asian="zxx" style:country-asian="none" style:language-complex="zxx" style:country-complex="none"/>
    </style:style>
    <style:style style:name="T11" style:family="text">
      <style:text-properties fo:color="#000080" loext:opacity="100%" fo:language="zxx" fo:country="none" style:text-underline-style="solid" style:text-underline-width="auto" style:text-underline-color="font-color" fo:font-weight="normal" officeooo:rsid="0010af7b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80" loext:opacity="100%" fo:language="zxx" fo:country="none" style:text-underline-style="solid" style:text-underline-width="auto" style:text-underline-color="font-color" fo:font-weight="normal" officeooo:rsid="00189b67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000080" loext:opacity="100%" fo:language="zxx" fo:country="none" style:text-underline-style="solid" style:text-underline-width="auto" style:text-underline-color="font-color" fo:font-weight="normal" officeooo:rsid="0028013d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854a9" style:font-style-asian="italic" style:font-style-complex="italic"/>
    </style:style>
    <style:style style:name="T16" style:family="text">
      <style:text-properties fo:font-style="italic" fo:font-weight="normal" officeooo:rsid="001c74f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d1a0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6857e" style:font-style-asian="italic" style:font-weight-asian="normal" style:font-style-complex="italic" style:font-weight-complex="normal"/>
    </style:style>
    <style:style style:name="T19" style:family="text">
      <style:text-properties officeooo:rsid="0008b2ed"/>
    </style:style>
    <style:style style:name="T20" style:family="text">
      <style:text-properties officeooo:rsid="000996b3"/>
    </style:style>
    <style:style style:name="T21" style:family="text">
      <style:text-properties officeooo:rsid="000a3cc6"/>
    </style:style>
    <style:style style:name="T22" style:family="text">
      <style:text-properties officeooo:rsid="000cd5c6"/>
    </style:style>
    <style:style style:name="T23" style:family="text">
      <style:text-properties officeooo:rsid="000ec920"/>
    </style:style>
    <style:style style:name="T24" style:family="text">
      <style:text-properties officeooo:rsid="0010af7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9f5a" style:font-weight-asian="normal" style:font-weight-complex="normal"/>
    </style:style>
    <style:style style:name="T27" style:family="text">
      <style:text-properties fo:font-weight="normal" officeooo:rsid="001c74fa" style:font-weight-asian="normal" style:font-weight-complex="normal"/>
    </style:style>
    <style:style style:name="T28" style:family="text">
      <style:text-properties fo:font-weight="normal" officeooo:rsid="001d1a0c" style:font-weight-asian="normal" style:font-weight-complex="normal"/>
    </style:style>
    <style:style style:name="T29" style:family="text">
      <style:text-properties fo:font-weight="normal" officeooo:rsid="00235f7f" style:font-weight-asian="normal" style:font-weight-complex="normal"/>
    </style:style>
    <style:style style:name="T30" style:family="text">
      <style:text-properties fo:font-weight="normal" officeooo:rsid="00256803" style:font-weight-asian="normal" style:font-weight-complex="normal"/>
    </style:style>
    <style:style style:name="T31" style:family="text">
      <style:text-properties fo:font-weight="normal" officeooo:rsid="0028013d" style:font-weight-asian="normal" style:font-weight-complex="normal"/>
    </style:style>
    <style:style style:name="T32" style:family="text">
      <style:text-properties officeooo:rsid="00139f5a"/>
    </style:style>
    <style:style style:name="T33" style:family="text">
      <style:text-properties officeooo:rsid="002090d0"/>
    </style:style>
    <style:style style:name="T34" style:family="text">
      <style:text-properties officeooo:rsid="002224ff"/>
    </style:style>
    <style:style style:name="T35" style:family="text">
      <style:text-properties officeooo:rsid="00235f7f"/>
    </style:style>
    <style:style style:name="T36" style:family="text">
      <style:text-properties officeooo:rsid="0023e833"/>
    </style:style>
    <style:style style:name="T37" style:family="text">
      <style:text-properties officeooo:rsid="00270fd4"/>
    </style:style>
    <style:style style:name="T38" style:family="text">
      <style:text-properties officeooo:rsid="00280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ND API DOCUMENTATION</text:h>
      <text:h text:style-name="Heading_20_3" text:outline-level="3">End Points</text:h>
      <text:h text:style-name="P2" text:outline-level="4">User Account</text:h>
      <text:p text:style-name="P53">Sign up</text:p>
      <text:p text:style-name="P34">http request to ‘<text:a xlink:type="simple" xlink:href="http://locahost:5500/free_account/signup" text:style-name="Internet_20_link" text:visited-style-name="Visited_20_Internet_20_Link">http://locahost:5500/free_account/signup</text:a>’</text:p>
      <text:p text:style-name="P95">request type : <text:s/>POST</text:p>
      <text:p text:style-name="P46">req<text:span text:style-name="T1">uest </text:span>body</text:p>
      <text:p text:style-name="P34">first_name : {type:String}</text:p>
      <text:p text:style-name="P34">last_name : {type:String}</text:p>
      <text:p text:style-name="P34">email : {type:Email} // most be of format ‘<text:a xlink:type="simple" xlink:href="mailto:example@domain.domain" text:style-name="Internet_20_link" text:visited-style-name="Visited_20_Internet_20_Link">example@domain.domain</text:a>’</text:p>
      <text:p text:style-name="P34">phone_number : {type :Number}</text:p>
      <text:p text:style-name="P34">password : {type :String}</text:p>
      <text:p text:style-name="P61">API RESPONSE//<text:span text:style-name="T20">201</text:span></text:p>
      <table:table table:name="Table1" table:style-name="Table1">
        <table:table-column table:style-name="Table1.A" table:number-columns-repeated="2"/>
        <table:table-row table:style-name="TableLine94860368468384">
          <table:table-cell table:style-name="Table1.A1" office:value-type="string">
            <text:p text:style-name="P9">key</text:p>
          </table:table-cell>
          <table:table-cell table:style-name="Table1.B1" office:value-type="string">
            <text:p text:style-name="P9">value</text:p>
          </table:table-cell>
        </table:table-row>
        <table:table-row table:style-name="TableLine94860368468384">
          <table:table-cell table:style-name="Table1.A2" office:value-type="string">
            <text:p text:style-name="P7">success</text:p>
          </table:table-cell>
          <table:table-cell table:style-name="Table1.B2" office:value-type="string">
            <text:p text:style-name="P7">1</text:p>
          </table:table-cell>
        </table:table-row>
        <table:table-row table:style-name="TableLine94860368468384"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7">New user firstname+lastname</text:p>
          </table:table-cell>
        </table:table-row>
        <table:table-row table:style-name="TableLine94860368468384">
          <table:table-cell table:style-name="Table1.A2" office:value-type="string">
            <text:p text:style-name="P7">email</text:p>
          </table:table-cell>
          <table:table-cell table:style-name="Table1.B2" office:value-type="string">
            <text:p text:style-name="P7">New user email</text:p>
          </table:table-cell>
        </table:table-row>
        <table:table-row table:style-name="TableLine94860368468384">
          <table:table-cell table:style-name="Table1.A2" office:value-type="string">
            <text:p text:style-name="P7">phone</text:p>
          </table:table-cell>
          <table:table-cell table:style-name="Table1.B2" office:value-type="string">
            <text:p text:style-name="P7">New user phone number</text:p>
          </table:table-cell>
        </table:table-row>
        <table:table-row table:style-name="TableLine94860368468384">
          <table:table-cell table:style-name="Table1.A2" office:value-type="string">
            <text:p text:style-name="P7">token</text:p>
          </table:table-cell>
          <table:table-cell table:style-name="Table1.B2" office:value-type="string">
            <text:p text:style-name="P7">Authentification token</text:p>
          </table:table-cell>
        </table:table-row>
      </table:table>
      <text:p text:style-name="P34"/>
      <text:p text:style-name="P68">Login</text:p>
      <text:p text:style-name="P38">http request to ‘<text:a xlink:type="simple" xlink:href="http://locahost:5500/free_account/signup" text:style-name="Internet_20_link" text:visited-style-name="Visited_20_Internet_20_Link">http://locahost:5500/free_account/signup</text:a>’</text:p>
      <text:p text:style-name="P95">request type : POST</text:p>
      <text:p text:style-name="P61">req<text:span text:style-name="T2">uest </text:span>body</text:p>
      <text:p text:style-name="P38">email : {type:Email}</text:p>
      <text:p text:style-name="P38">password : {type :String}</text:p>
      <text:p text:style-name="P95"/>
      <text:p text:style-name="P61">API RESPONSE</text:p>
      <text:p text:style-name="P95">//same as signup</text:p>
      <text:p text:style-name="P95"/>
      <text:h text:style-name="P3" text:outline-level="4"><text:soft-page-break/><text:span text:style-name="T4">ADMIN</text:span> Account</text:h>
      <text:p text:style-name="P54">Sign up</text:p>
      <text:p text:style-name="P39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">admin</text:span></text:a><text:a xlink:type="simple" xlink:href="http://locahost:5500/free_account/signup" text:style-name="Internet_20_link" text:visited-style-name="Visited_20_Internet_20_Link">_account/signup</text:a>’</text:p>
      <text:p text:style-name="P96">request type : <text:s/>POST</text:p>
      <text:p text:style-name="P47">req<text:span text:style-name="T1">uest </text:span>body</text:p>
      <text:p text:style-name="P39">first_name : {type:String}</text:p>
      <text:p text:style-name="P39">last_name : {type:String}</text:p>
      <text:p text:style-name="P39">email : {type:Email} // most be of format ‘<text:a xlink:type="simple" xlink:href="mailto:example@domain.domain" text:style-name="Internet_20_link" text:visited-style-name="Visited_20_Internet_20_Link">example@domain.domain</text:a>’</text:p>
      <text:p text:style-name="P39">phone_number : {type :Number}</text:p>
      <text:p text:style-name="P39">password : {type :String}</text:p>
      <text:p text:style-name="P62">API RESPONSE//<text:span text:style-name="T20">201</text:span></text:p>
      <table:table table:name="Table2" table:style-name="Table2">
        <table:table-column table:style-name="Table2.A" table:number-columns-repeated="2"/>
        <table:table-row table:style-name="TableLine94860422813664">
          <table:table-cell table:style-name="Table2.A1" office:value-type="string">
            <text:p text:style-name="P10">key</text:p>
          </table:table-cell>
          <table:table-cell table:style-name="Table2.B1" office:value-type="string">
            <text:p text:style-name="P10">value</text:p>
          </table:table-cell>
        </table:table-row>
        <table:table-row table:style-name="TableLine94860422813664">
          <table:table-cell table:style-name="Table2.A2" office:value-type="string">
            <text:p text:style-name="P8">success</text:p>
          </table:table-cell>
          <table:table-cell table:style-name="Table2.B2" office:value-type="string">
            <text:p text:style-name="P8">1</text:p>
          </table:table-cell>
        </table:table-row>
        <table:table-row table:style-name="TableLine94860422813664">
          <table:table-cell table:style-name="Table2.A2" office:value-type="string">
            <text:p text:style-name="P8">name</text:p>
          </table:table-cell>
          <table:table-cell table:style-name="Table2.B2" office:value-type="string">
            <text:p text:style-name="P8">New user firstname+lastname</text:p>
          </table:table-cell>
        </table:table-row>
        <table:table-row table:style-name="TableLine94860422813664">
          <table:table-cell table:style-name="Table2.A2" office:value-type="string">
            <text:p text:style-name="P8">email</text:p>
          </table:table-cell>
          <table:table-cell table:style-name="Table2.B2" office:value-type="string">
            <text:p text:style-name="P8">New user email</text:p>
          </table:table-cell>
        </table:table-row>
        <table:table-row table:style-name="TableLine94860422813664">
          <table:table-cell table:style-name="Table2.A2" office:value-type="string">
            <text:p text:style-name="P8">phone</text:p>
          </table:table-cell>
          <table:table-cell table:style-name="Table2.B2" office:value-type="string">
            <text:p text:style-name="P8">New user phone number</text:p>
          </table:table-cell>
        </table:table-row>
        <table:table-row table:style-name="TableLine94860422813664">
          <table:table-cell table:style-name="Table2.A2" office:value-type="string">
            <text:p text:style-name="P8">token</text:p>
          </table:table-cell>
          <table:table-cell table:style-name="Table2.B2" office:value-type="string">
            <text:p text:style-name="P8">Authentification token</text:p>
          </table:table-cell>
        </table:table-row>
      </table:table>
      <text:p text:style-name="P39"/>
      <text:p text:style-name="P69">Login</text:p>
      <text:p text:style-name="P39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">admin</text:span></text:a><text:a xlink:type="simple" xlink:href="http://locahost:5500/free_account/signup" text:style-name="Internet_20_link" text:visited-style-name="Visited_20_Internet_20_Link">_account/signup</text:a>’</text:p>
      <text:p text:style-name="P96">request type : POST</text:p>
      <text:p text:style-name="P62">req<text:span text:style-name="T2">uest </text:span>body</text:p>
      <text:p text:style-name="P39">email : {type:Email}</text:p>
      <text:p text:style-name="P39">password : {type :String}</text:p>
      <text:p text:style-name="P62">API RESPONSE</text:p>
      <text:p text:style-name="P96">//same as signup</text:p>
      <text:p text:style-name="P100"/>
      <text:p text:style-name="P96"/>
      <text:p text:style-name="P96"/>
      <text:p text:style-name="P96"/>
      <text:p text:style-name="P96"/>
      <text:h text:style-name="P4" text:outline-level="4"><text:soft-page-break/>QUESTION PAPER</text:h>
      <text:p text:style-name="P70">Create</text:p>
      <text:p text:style-name="P40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6">question</text:span></text:a><text:a xlink:type="simple" xlink:href="http://locahost:5500/free_account/signup" text:style-name="Internet_20_link" text:visited-style-name="Visited_20_Internet_20_Link">/</text:a><text:a xlink:type="simple" xlink:href="http://locahost:5500/free_account/signup" text:style-name="Internet_20_link" text:visited-style-name="Visited_20_Internet_20_Link"><text:span text:style-name="T6">c</text:span></text:a><text:span text:style-name="T6">reate</text:span>’</text:p>
      <text:p text:style-name="P97">request type : <text:s/>POST</text:p>
      <text:p text:style-name="P48">req<text:span text:style-name="T1">uest </text:span>body</text:p>
      <text:p text:style-name="P40"><text:span text:style-name="T5">subjectTitle</text:span> : {type:String} //<text:span text:style-name="T15">example data structures and algorithms</text:span></text:p>
      <text:p text:style-name="P40"><text:span text:style-name="T5">courseId</text:span> : {type:String} // <text:span text:style-name="T15">example swe204</text:span></text:p>
      <text:p text:style-name="P40"><text:span text:style-name="T5">year</text:span> : {type :Number}</text:p>
      <text:p text:style-name="P40"><text:span text:style-name="T5">description</text:span> : {type :String}</text:p>
      <text:p text:style-name="P82">Request Header </text:p>
      <table:table table:name="Table4" table:style-name="Table4">
        <table:table-column table:style-name="Table4.A" table:number-columns-repeated="2"/>
        <table:table-row table:style-name="TableLine94860373307824">
          <table:table-cell table:style-name="Table4.A1" office:value-type="string">
            <text:p text:style-name="P11">Type</text:p>
          </table:table-cell>
          <table:table-cell table:style-name="Table4.B1" office:value-type="string">
            <text:p text:style-name="P11">Value</text:p>
          </table:table-cell>
        </table:table-row>
        <table:table-row table:style-name="TableLine94860373307824">
          <table:table-cell table:style-name="Table4.A2" office:value-type="string">
            <text:p text:style-name="P11">Authorization</text:p>
          </table:table-cell>
          <table:table-cell table:style-name="Table4.B2" office:value-type="string">
            <text:p text:style-name="Table_20_Contents">‘<text:span text:style-name="T19">Bearer token’</text:span></text:p>
          </table:table-cell>
        </table:table-row>
      </table:table>
      <text:p text:style-name="P101">//<text:span text:style-name="T14">a string containing the word ‘Bearer’ the token that was sent by api during signup/login</text:span></text:p>
      <text:p text:style-name="P101"><text:span text:style-name="T14">//token is valid 1hr</text:span></text:p>
      <text:p text:style-name="P63">API RESPONSE //<text:span text:style-name="T20">201</text:span></text:p>
      <table:table table:name="Table3" table:style-name="Table3">
        <table:table-column table:style-name="Table3.A" table:number-columns-repeated="2"/>
        <table:table-row table:style-name="TableLine94860422202288">
          <table:table-cell table:style-name="Table3.A1" office:value-type="string">
            <text:p text:style-name="P16">key</text:p>
          </table:table-cell>
          <table:table-cell table:style-name="Table3.B1" office:value-type="string">
            <text:p text:style-name="P16">Value</text:p>
          </table:table-cell>
        </table:table-row>
        <table:table-row table:style-name="TableLine94860422202288">
          <table:table-cell table:style-name="Table3.A2" office:value-type="string">
            <text:p text:style-name="P16">success</text:p>
          </table:table-cell>
          <table:table-cell table:style-name="Table3.B2" office:value-type="string">
            <text:p text:style-name="P16">1</text:p>
          </table:table-cell>
        </table:table-row>
        <table:table-row table:style-name="TableLine94860422202288">
          <table:table-cell table:style-name="Table3.A2" office:value-type="string">
            <text:p text:style-name="P16">message</text:p>
          </table:table-cell>
          <table:table-cell table:style-name="Table3.B2" office:value-type="string">
            <text:p text:style-name="P16">Successfully created</text:p>
          </table:table-cell>
        </table:table-row>
      </table:table>
      <text:p text:style-name="P40"/>
      <text:p text:style-name="P73">Get Specific Question</text:p>
      <text:p text:style-name="P41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5">question</text:span></text:a><text:a xlink:type="simple" xlink:href="http://locahost:5500/free_account/signup" text:style-name="Internet_20_link" text:visited-style-name="Visited_20_Internet_20_Link">/</text:a><text:span text:style-name="T7">get</text:span><text:a xlink:type="simple" xlink:href="http://locahost:5500/free_account/signup" text:style-name="Internet_20_link" text:visited-style-name="Visited_20_Internet_20_Link">/</text:a>:<text:span text:style-name="T21">q</text:span><text:span text:style-name="T7">id</text:span>’</text:p>
      <text:p text:style-name="P97">request type : <text:span text:style-name="T21">GET</text:span></text:p>
      <table:table table:name="Table5" table:style-name="Table5">
        <table:table-column table:style-name="Table5.A" table:number-columns-repeated="2"/>
        <table:table-row table:style-name="TableLine94860422414048">
          <table:table-cell table:style-name="Table5.A1" office:value-type="string">
            <text:p text:style-name="P19">Parameter</text:p>
          </table:table-cell>
          <table:table-cell table:style-name="Table5.B1" office:value-type="string">
            <text:p text:style-name="P19">Value</text:p>
          </table:table-cell>
        </table:table-row>
        <table:table-row table:style-name="TableLine94860422414048">
          <table:table-cell table:style-name="Table5.A2" office:value-type="string">
            <text:p text:style-name="P19">qid</text:p>
          </table:table-cell>
          <table:table-cell table:style-name="Table5.B2" office:value-type="string">
            <text:p text:style-name="P19">Question paper id</text:p>
          </table:table-cell>
        </table:table-row>
      </table:table>
      <text:p text:style-name="P35"/>
      <text:p text:style-name="P97"/>
      <text:p text:style-name="P63">API RESPONSE/<text:span text:style-name="T22">200</text:span></text:p>
      <table:table table:name="Table6" table:style-name="Table6">
        <table:table-column table:style-name="Table6.A" table:number-columns-repeated="2"/>
        <table:table-row table:style-name="TableLine94860422815872">
          <table:table-cell table:style-name="Table6.A1" office:value-type="string">
            <text:p text:style-name="P22">Key</text:p>
          </table:table-cell>
          <table:table-cell table:style-name="Table6.B1" office:value-type="string">
            <text:p text:style-name="P22">Value</text:p>
          </table:table-cell>
        </table:table-row>
        <table:table-row table:style-name="TableLine94860422815872">
          <table:table-cell table:style-name="Table6.A2" office:value-type="string">
            <text:p text:style-name="P22">success</text:p>
          </table:table-cell>
          <table:table-cell table:style-name="Table6.B2" office:value-type="string">
            <text:p text:style-name="P22">1</text:p>
          </table:table-cell>
        </table:table-row>
        <table:table-row table:style-name="TableLine94860422815872">
          <table:table-cell table:style-name="Table6.A2" office:value-type="string">
            <text:p text:style-name="P22">question</text:p>
          </table:table-cell>
          <table:table-cell table:style-name="Table6.B2" office:value-type="string">
            <text:p text:style-name="P22">Requested question object</text:p>
          </table:table-cell>
        </table:table-row>
      </table:table>
      <text:p text:style-name="P97"/>
      <text:p text:style-name="P76"><text:soft-page-break/>Get All Questions</text:p>
      <text:p text:style-name="P42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5">question</text:span></text:a><text:a xlink:type="simple" xlink:href="http://locahost:5500/free_account/signup" text:style-name="Internet_20_link" text:visited-style-name="Visited_20_Internet_20_Link">/</text:a><text:span text:style-name="T7">get</text:span>’</text:p>
      <text:p text:style-name="P104">request type : <text:span text:style-name="T21">GET</text:span></text:p>
      <text:p text:style-name="P64">API RESPONSE/<text:span text:style-name="T22">200</text:span></text:p>
      <table:table table:name="Table7" table:style-name="Table7">
        <table:table-column table:style-name="Table7.A" table:number-columns-repeated="2"/>
        <table:table-row table:style-name="TableLine94860422010800">
          <table:table-cell table:style-name="Table7.A1" office:value-type="string">
            <text:p text:style-name="P23">Key</text:p>
          </table:table-cell>
          <table:table-cell table:style-name="Table7.B1" office:value-type="string">
            <text:p text:style-name="P23">Value</text:p>
          </table:table-cell>
        </table:table-row>
        <table:table-row table:style-name="TableLine94860422010800">
          <table:table-cell table:style-name="Table7.A2" office:value-type="string">
            <text:p text:style-name="P23">success</text:p>
          </table:table-cell>
          <table:table-cell table:style-name="Table7.B2" office:value-type="string">
            <text:p text:style-name="P23">1</text:p>
          </table:table-cell>
        </table:table-row>
        <table:table-row table:style-name="TableLine94860422010800">
          <table:table-cell table:style-name="Table7.A2" office:value-type="string">
            <text:p text:style-name="P23">question<text:span text:style-name="T23">s</text:span></text:p>
          </table:table-cell>
          <table:table-cell table:style-name="Table7.B2" office:value-type="string">
            <text:p text:style-name="P23"><text:span text:style-name="T23">Array of </text:span>Requested question<text:span text:style-name="T23">s</text:span></text:p>
          </table:table-cell>
        </table:table-row>
      </table:table>
      <text:p text:style-name="P105"/>
      <text:p text:style-name="P79">Delete Question</text:p>
      <text:p text:style-name="P43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5">question</text:span></text:a><text:a xlink:type="simple" xlink:href="http://locahost:5500/free_account/signup" text:style-name="Internet_20_link" text:visited-style-name="Visited_20_Internet_20_Link">/</text:a><text:span text:style-name="T8">delete</text:span>’</text:p>
      <text:p text:style-name="P106">request type : <text:span text:style-name="T24">DELETE</text:span></text:p>
      <text:p text:style-name="P83">Request Header </text:p>
      <table:table table:name="Table8" table:style-name="Table8">
        <table:table-column table:style-name="Table8.A" table:number-columns-repeated="2"/>
        <table:table-row table:style-name="TableLine94860370967552">
          <table:table-cell table:style-name="Table8.A1" office:value-type="string">
            <text:p text:style-name="P12">Type</text:p>
          </table:table-cell>
          <table:table-cell table:style-name="Table8.B1" office:value-type="string">
            <text:p text:style-name="P12">Value</text:p>
          </table:table-cell>
        </table:table-row>
        <table:table-row table:style-name="TableLine94860370967552">
          <table:table-cell table:style-name="Table8.A2" office:value-type="string">
            <text:p text:style-name="P12">Authorization</text:p>
          </table:table-cell>
          <table:table-cell table:style-name="Table8.B2" office:value-type="string">
            <text:p text:style-name="P27">‘<text:span text:style-name="T19">Bearer token’</text:span></text:p>
          </table:table-cell>
        </table:table-row>
      </table:table>
      <text:p text:style-name="P110"/>
      <text:p text:style-name="P49"><text:span text:style-name="T32">R</text:span>eq<text:span text:style-name="T1">uest </text:span><text:span text:style-name="T32">B</text:span>ody : <text:span text:style-name="T26">id</text:span><text:span text:style-name="T25"> </text:span></text:p>
      <text:p text:style-name="P65">API RESPONSE/<text:span text:style-name="T22">200</text:span></text:p>
      <table:table table:name="Table9" table:style-name="Table9">
        <table:table-column table:style-name="Table9.A" table:number-columns-repeated="2"/>
        <table:table-row table:style-name="TableLine94860379818864">
          <table:table-cell table:style-name="Table9.A1" office:value-type="string">
            <text:p text:style-name="P24">Key</text:p>
          </table:table-cell>
          <table:table-cell table:style-name="Table9.B1" office:value-type="string">
            <text:p text:style-name="P24">Value</text:p>
          </table:table-cell>
        </table:table-row>
        <table:table-row table:style-name="TableLine94860379818864">
          <table:table-cell table:style-name="Table9.A2" office:value-type="string">
            <text:p text:style-name="P24">success</text:p>
          </table:table-cell>
          <table:table-cell table:style-name="Table9.B2" office:value-type="string">
            <text:p text:style-name="P24">1</text:p>
          </table:table-cell>
        </table:table-row>
        <table:table-row table:style-name="TableLine94860379818864">
          <table:table-cell table:style-name="Table9.A2" office:value-type="string">
            <text:p text:style-name="P28">message</text:p>
          </table:table-cell>
          <table:table-cell table:style-name="Table9.B2" office:value-type="string">
            <text:p text:style-name="P28">Succesfully deleted</text:p>
          </table:table-cell>
        </table:table-row>
      </table:table>
      <text:p text:style-name="P107"/>
      <text:p text:style-name="P89">Download Question</text:p>
      <text:p text:style-name="P55"><text:span text:style-name="T25">http request to ‘</text:span><text:a xlink:type="simple" xlink:href="http://locahost:5500/download" text:style-name="Internet_20_link" text:visited-style-name="Visited_20_Internet_20_Link"><text:span text:style-name="T25">http://locahost:5500/</text:span></text:a><text:a xlink:type="simple" xlink:href="http://locahost:5500/download" text:style-name="Internet_20_link" text:visited-style-name="Visited_20_Internet_20_Link"><text:span text:style-name="T29">question</text:span></text:a><text:a xlink:type="simple" xlink:href="http://locahost:5500/download" text:style-name="Internet_20_link" text:visited-style-name="Visited_20_Internet_20_Link"><text:span text:style-name="T25">/</text:span></text:a><text:a xlink:type="simple" xlink:href="http://locahost:5500/download" text:style-name="Internet_20_link" text:visited-style-name="Visited_20_Internet_20_Link"><text:span text:style-name="T11">d</text:span></text:a><text:a xlink:type="simple" xlink:href="http://locahost:5500/download" text:style-name="Internet_20_link" text:visited-style-name="Visited_20_Internet_20_Link"><text:span text:style-name="T12">ownload</text:span></text:a><text:span text:style-name="T25">’</text:span></text:p>
      <text:p text:style-name="P92"><text:span text:style-name="T25">request type : POST</text:span></text:p>
      <text:p text:style-name="P84">Request Header </text:p>
      <table:table table:name="Table10" table:style-name="Table10">
        <table:table-column table:style-name="Table10.A" table:number-columns-repeated="2"/>
        <table:table-row table:style-name="TableLine94860420755776">
          <table:table-cell table:style-name="Table10.A1" office:value-type="string">
            <text:p text:style-name="P13">Type</text:p>
          </table:table-cell>
          <table:table-cell table:style-name="Table10.B1" office:value-type="string">
            <text:p text:style-name="P13">Value</text:p>
          </table:table-cell>
        </table:table-row>
        <table:table-row table:style-name="TableLine94860420755776">
          <table:table-cell table:style-name="Table10.A2" office:value-type="string">
            <text:p text:style-name="P13">Authorization</text:p>
          </table:table-cell>
          <table:table-cell table:style-name="Table10.B2" office:value-type="string">
            <text:p text:style-name="P31">‘<text:span text:style-name="T19">Bearer token’</text:span></text:p>
          </table:table-cell>
        </table:table-row>
      </table:table>
      <text:p text:style-name="P111"><text:span text:style-name="T25"/></text:p>
      <text:p text:style-name="P50"><text:span text:style-name="T32">R</text:span>eq<text:span text:style-name="T1">uest </text:span><text:span text:style-name="T32">B</text:span>ody </text:p>
      <text:p text:style-name="P56"><text:s/><text:span text:style-name="T27">fileName : ‘String’ // </text:span><text:span text:style-name="T16">last </text:span><text:span text:style-name="T17">string of document path in question object</text:span></text:p>
      <text:p text:style-name="P56"><text:span text:style-name="T17"/></text:p>
      <text:h text:style-name="P5" text:outline-level="4"><text:soft-page-break/><text:span text:style-name="T33">ANSWER</text:span> PAPER</text:h>
      <text:p text:style-name="P71">Create</text:p>
      <text:p text:style-name="P44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9">answer</text:span></text:a><text:a xlink:type="simple" xlink:href="http://locahost:5500/free_account/signup" text:style-name="Internet_20_link" text:visited-style-name="Visited_20_Internet_20_Link">/</text:a><text:a xlink:type="simple" xlink:href="http://locahost:5500/free_account/signup" text:style-name="Internet_20_link" text:visited-style-name="Visited_20_Internet_20_Link"><text:span text:style-name="T6">c</text:span></text:a><text:span text:style-name="T6">reate</text:span>’</text:p>
      <text:p text:style-name="P98">request type : <text:s/>POST</text:p>
      <text:p text:style-name="P51">req<text:span text:style-name="T1">uest </text:span>body</text:p>
      <text:p text:style-name="P44"><text:span text:style-name="T5">subjectTitle</text:span> : {type:String} //<text:span text:style-name="T15">example data structures and algorithms</text:span></text:p>
      <text:p text:style-name="P44"><text:span text:style-name="T5">courseId</text:span> : {type:String} // <text:span text:style-name="T15">example swe204</text:span></text:p>
      <text:p text:style-name="P44"><text:span text:style-name="T5">year</text:span> : {type :Number}</text:p>
      <text:p text:style-name="P44"><text:span text:style-name="T5">description</text:span> : {type :String}</text:p>
      <text:p text:style-name="P87">Request Header </text:p>
      <table:table table:name="Table11" table:style-name="Table11">
        <table:table-column table:style-name="Table11.A" table:number-columns-repeated="2"/>
        <table:table-row table:style-name="TableLine94860380219152">
          <table:table-cell table:style-name="Table11.A1" office:value-type="string">
            <text:p text:style-name="P14">Type</text:p>
          </table:table-cell>
          <table:table-cell table:style-name="Table11.B1" office:value-type="string">
            <text:p text:style-name="P14">Value</text:p>
          </table:table-cell>
        </table:table-row>
        <table:table-row table:style-name="TableLine94860380219152">
          <table:table-cell table:style-name="Table11.A2" office:value-type="string">
            <text:p text:style-name="P14">Authorization</text:p>
          </table:table-cell>
          <table:table-cell table:style-name="Table11.B2" office:value-type="string">
            <text:p text:style-name="P32">‘<text:span text:style-name="T19">Bearer token’</text:span></text:p>
          </table:table-cell>
        </table:table-row>
      </table:table>
      <text:p text:style-name="P102">//<text:span text:style-name="T14">a string containing the word ‘Bearer’ the token that was sent by api during signup/login</text:span></text:p>
      <text:p text:style-name="P102"><text:span text:style-name="T14">//token is valid 1hr</text:span></text:p>
      <text:p text:style-name="P66">API RESPONSE //<text:span text:style-name="T20">201</text:span></text:p>
      <table:table table:name="Table12" table:style-name="Table12">
        <table:table-column table:style-name="Table12.A" table:number-columns-repeated="2"/>
        <table:table-row table:style-name="TableLine94860421990912">
          <table:table-cell table:style-name="Table12.A1" office:value-type="string">
            <text:p text:style-name="P17">key</text:p>
          </table:table-cell>
          <table:table-cell table:style-name="Table12.B1" office:value-type="string">
            <text:p text:style-name="P17">Value</text:p>
          </table:table-cell>
        </table:table-row>
        <table:table-row table:style-name="TableLine94860421990912">
          <table:table-cell table:style-name="Table12.A2" office:value-type="string">
            <text:p text:style-name="P17">success</text:p>
          </table:table-cell>
          <table:table-cell table:style-name="Table12.B2" office:value-type="string">
            <text:p text:style-name="P17">1</text:p>
          </table:table-cell>
        </table:table-row>
        <table:table-row table:style-name="TableLine94860421990912">
          <table:table-cell table:style-name="Table12.A2" office:value-type="string">
            <text:p text:style-name="P17">message</text:p>
          </table:table-cell>
          <table:table-cell table:style-name="Table12.B2" office:value-type="string">
            <text:p text:style-name="P17">Successfully created</text:p>
          </table:table-cell>
        </table:table-row>
      </table:table>
      <text:p text:style-name="P44"/>
      <text:p text:style-name="P74">Get Specific <text:span text:style-name="T34">Answer Paper</text:span></text:p>
      <text:p text:style-name="P44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4">answer</text:span></text:a><text:a xlink:type="simple" xlink:href="http://locahost:5500/free_account/signup" text:style-name="Internet_20_link" text:visited-style-name="Visited_20_Internet_20_Link">/</text:a><text:span text:style-name="T7">get</text:span><text:a xlink:type="simple" xlink:href="http://locahost:5500/free_account/signup" text:style-name="Internet_20_link" text:visited-style-name="Visited_20_Internet_20_Link">/</text:a>:<text:span text:style-name="T21">q</text:span><text:span text:style-name="T7">id</text:span>’</text:p>
      <text:p text:style-name="P98">request type : <text:span text:style-name="T21">GET</text:span></text:p>
      <table:table table:name="Table13" table:style-name="Table13">
        <table:table-column table:style-name="Table13.A" table:number-columns-repeated="2"/>
        <table:table-row table:style-name="TableLine94860423698768">
          <table:table-cell table:style-name="Table13.A1" office:value-type="string">
            <text:p text:style-name="P20">Parameter</text:p>
          </table:table-cell>
          <table:table-cell table:style-name="Table13.B1" office:value-type="string">
            <text:p text:style-name="P20">Value</text:p>
          </table:table-cell>
        </table:table-row>
        <table:table-row table:style-name="TableLine94860423698768">
          <table:table-cell table:style-name="Table13.A2" office:value-type="string">
            <text:p text:style-name="P20">qid</text:p>
          </table:table-cell>
          <table:table-cell table:style-name="Table13.B2" office:value-type="string">
            <text:p text:style-name="P20">Question paper id</text:p>
          </table:table-cell>
        </table:table-row>
      </table:table>
      <text:p text:style-name="P36"/>
      <text:p text:style-name="P98"/>
      <text:p text:style-name="P66">API RESPONSE/<text:span text:style-name="T22">200</text:span></text:p>
      <table:table table:name="Table14" table:style-name="Table14">
        <table:table-column table:style-name="Table14.A" table:number-columns-repeated="2"/>
        <table:table-row table:style-name="TableLine94860372947472">
          <table:table-cell table:style-name="Table14.A1" office:value-type="string">
            <text:p text:style-name="P25">Key</text:p>
          </table:table-cell>
          <table:table-cell table:style-name="Table14.B1" office:value-type="string">
            <text:p text:style-name="P25">Value</text:p>
          </table:table-cell>
        </table:table-row>
        <table:table-row table:style-name="TableLine94860372947472">
          <table:table-cell table:style-name="Table14.A2" office:value-type="string">
            <text:p text:style-name="P25">success</text:p>
          </table:table-cell>
          <table:table-cell table:style-name="Table14.B2" office:value-type="string">
            <text:p text:style-name="P25">1</text:p>
          </table:table-cell>
        </table:table-row>
        <table:table-row table:style-name="TableLine94860372947472">
          <table:table-cell table:style-name="Table14.A2" office:value-type="string">
            <text:p text:style-name="P25">question</text:p>
          </table:table-cell>
          <table:table-cell table:style-name="Table14.B2" office:value-type="string">
            <text:p text:style-name="P25">Requested question object</text:p>
          </table:table-cell>
        </table:table-row>
      </table:table>
      <text:p text:style-name="P98"/>
      <text:p text:style-name="P77"><text:soft-page-break/>Get All Questions</text:p>
      <text:p text:style-name="P44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35">answer</text:span></text:a><text:a xlink:type="simple" xlink:href="http://locahost:5500/free_account/signup" text:style-name="Internet_20_link" text:visited-style-name="Visited_20_Internet_20_Link">/</text:a><text:span text:style-name="T7">get</text:span>’</text:p>
      <text:p text:style-name="P108">request type : <text:span text:style-name="T21">GET</text:span></text:p>
      <text:p text:style-name="P66">API RESPONSE/<text:span text:style-name="T22">200</text:span></text:p>
      <table:table table:name="Table15" table:style-name="Table15">
        <table:table-column table:style-name="Table15.A" table:number-columns-repeated="2"/>
        <table:table-row table:style-name="TableLine94860417859536">
          <table:table-cell table:style-name="Table15.A1" office:value-type="string">
            <text:p text:style-name="P25">Key</text:p>
          </table:table-cell>
          <table:table-cell table:style-name="Table15.B1" office:value-type="string">
            <text:p text:style-name="P25">Value</text:p>
          </table:table-cell>
        </table:table-row>
        <table:table-row table:style-name="TableLine94860417859536">
          <table:table-cell table:style-name="Table15.A2" office:value-type="string">
            <text:p text:style-name="P25">success</text:p>
          </table:table-cell>
          <table:table-cell table:style-name="Table15.B2" office:value-type="string">
            <text:p text:style-name="P25">1</text:p>
          </table:table-cell>
        </table:table-row>
        <table:table-row table:style-name="TableLine94860417859536">
          <table:table-cell table:style-name="Table15.A2" office:value-type="string">
            <text:p text:style-name="P25">question<text:span text:style-name="T23">s</text:span></text:p>
          </table:table-cell>
          <table:table-cell table:style-name="Table15.B2" office:value-type="string">
            <text:p text:style-name="P25"><text:span text:style-name="T23">Array of </text:span>Requested question<text:span text:style-name="T23">s</text:span></text:p>
          </table:table-cell>
        </table:table-row>
      </table:table>
      <text:p text:style-name="P108"/>
      <text:p text:style-name="P80">Delete Question</text:p>
      <text:p text:style-name="P44">http request to ‘<text:a xlink:type="simple" xlink:href="http://locahost:5500/free_account/signup" text:style-name="Internet_20_link" text:visited-style-name="Visited_20_Internet_20_Link">http://locahost:5500</text:a>/<text:span text:style-name="T36">answer/</text:span><text:span text:style-name="T8">delete</text:span>’</text:p>
      <text:p text:style-name="P108">request type : <text:span text:style-name="T24">DELETE</text:span></text:p>
      <text:p text:style-name="P87">Request Header </text:p>
      <table:table table:name="Table16" table:style-name="Table16">
        <table:table-column table:style-name="Table16.A" table:number-columns-repeated="2"/>
        <table:table-row table:style-name="TableLine94860420310368">
          <table:table-cell table:style-name="Table16.A1" office:value-type="string">
            <text:p text:style-name="P14">Type</text:p>
          </table:table-cell>
          <table:table-cell table:style-name="Table16.B1" office:value-type="string">
            <text:p text:style-name="P14">Value</text:p>
          </table:table-cell>
        </table:table-row>
        <table:table-row table:style-name="TableLine94860420310368">
          <table:table-cell table:style-name="Table16.A2" office:value-type="string">
            <text:p text:style-name="P14">Authorization</text:p>
          </table:table-cell>
          <table:table-cell table:style-name="Table16.B2" office:value-type="string">
            <text:p text:style-name="P32">‘<text:span text:style-name="T19">Bearer token’</text:span></text:p>
          </table:table-cell>
        </table:table-row>
      </table:table>
      <text:p text:style-name="P112"/>
      <text:p text:style-name="P51"><text:span text:style-name="T32">R</text:span>eq<text:span text:style-name="T1">uest </text:span><text:span text:style-name="T32">B</text:span>ody : <text:span text:style-name="T26">id</text:span><text:span text:style-name="T25"> </text:span></text:p>
      <text:p text:style-name="P66">API RESPONSE/<text:span text:style-name="T22">200</text:span></text:p>
      <table:table table:name="Table17" table:style-name="Table17">
        <table:table-column table:style-name="Table17.A" table:number-columns-repeated="2"/>
        <table:table-row table:style-name="TableLine94860379709904">
          <table:table-cell table:style-name="Table17.A1" office:value-type="string">
            <text:p text:style-name="P25">Key</text:p>
          </table:table-cell>
          <table:table-cell table:style-name="Table17.B1" office:value-type="string">
            <text:p text:style-name="P25">Value</text:p>
          </table:table-cell>
        </table:table-row>
        <table:table-row table:style-name="TableLine94860379709904">
          <table:table-cell table:style-name="Table17.A2" office:value-type="string">
            <text:p text:style-name="P25">success</text:p>
          </table:table-cell>
          <table:table-cell table:style-name="Table17.B2" office:value-type="string">
            <text:p text:style-name="P25">1</text:p>
          </table:table-cell>
        </table:table-row>
        <table:table-row table:style-name="TableLine94860379709904">
          <table:table-cell table:style-name="Table17.A2" office:value-type="string">
            <text:p text:style-name="P29">message</text:p>
          </table:table-cell>
          <table:table-cell table:style-name="Table17.B2" office:value-type="string">
            <text:p text:style-name="P29">Succesfully deleted</text:p>
          </table:table-cell>
        </table:table-row>
      </table:table>
      <text:p text:style-name="P108"/>
      <text:p text:style-name="P90">Download Question</text:p>
      <text:p text:style-name="P59"><text:span text:style-name="T25">http request to ‘</text:span><text:a xlink:type="simple" xlink:href="http://locahost:5500/download" text:style-name="Internet_20_link" text:visited-style-name="Visited_20_Internet_20_Link"><text:span text:style-name="T25">http://locahost:5500/</text:span></text:a><text:a xlink:type="simple" xlink:href="http://locahost:5500/download" text:style-name="Internet_20_link" text:visited-style-name="Visited_20_Internet_20_Link"><text:span text:style-name="T30">answer</text:span></text:a><text:a xlink:type="simple" xlink:href="http://locahost:5500/download" text:style-name="Internet_20_link" text:visited-style-name="Visited_20_Internet_20_Link"><text:span text:style-name="T25">/</text:span></text:a><text:a xlink:type="simple" xlink:href="http://locahost:5500/download" text:style-name="Internet_20_link" text:visited-style-name="Visited_20_Internet_20_Link"><text:span text:style-name="T11">d</text:span></text:a><text:a xlink:type="simple" xlink:href="http://locahost:5500/download" text:style-name="Internet_20_link" text:visited-style-name="Visited_20_Internet_20_Link"><text:span text:style-name="T12">ownload</text:span></text:a><text:span text:style-name="T25">’</text:span></text:p>
      <text:p text:style-name="P93"><text:span text:style-name="T25">request type : POST</text:span></text:p>
      <text:p text:style-name="P85">Request Header </text:p>
      <table:table table:name="Table18" table:style-name="Table18">
        <table:table-column table:style-name="Table18.A" table:number-columns-repeated="2"/>
        <table:table-row table:style-name="TableLine94860422053840">
          <table:table-cell table:style-name="Table18.A1" office:value-type="string">
            <text:p text:style-name="P14">Type</text:p>
          </table:table-cell>
          <table:table-cell table:style-name="Table18.B1" office:value-type="string">
            <text:p text:style-name="P14">Value</text:p>
          </table:table-cell>
        </table:table-row>
        <table:table-row table:style-name="TableLine94860422053840">
          <table:table-cell table:style-name="Table18.A2" office:value-type="string">
            <text:p text:style-name="P14">Authorization</text:p>
          </table:table-cell>
          <table:table-cell table:style-name="Table18.B2" office:value-type="string">
            <text:p text:style-name="P32">‘<text:span text:style-name="T19">Bearer token’</text:span></text:p>
          </table:table-cell>
        </table:table-row>
      </table:table>
      <text:p text:style-name="P112"><text:span text:style-name="T25"/></text:p>
      <text:p text:style-name="P51"><text:span text:style-name="T32">R</text:span>eq<text:span text:style-name="T1">uest </text:span><text:span text:style-name="T32">B</text:span>ody </text:p>
      <text:p text:style-name="P57"><text:span text:style-name="T17"><text:s/></text:span><text:span text:style-name="T16">fileName : ‘String’ // last </text:span><text:span text:style-name="T17">string of document path in </text:span><text:span text:style-name="T18">answer</text:span><text:span text:style-name="T17"> object</text:span></text:p>
      <text:p text:style-name="P57"><text:span text:style-name="T17"/></text:p>
      <text:h text:style-name="P6" text:outline-level="4"><text:soft-page-break/><text:span text:style-name="T37">NOTE</text:span> PAPER</text:h>
      <text:p text:style-name="P72">Create</text:p>
      <text:p text:style-name="P45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10">note</text:span></text:a><text:a xlink:type="simple" xlink:href="http://locahost:5500/free_account/signup" text:style-name="Internet_20_link" text:visited-style-name="Visited_20_Internet_20_Link">/</text:a><text:a xlink:type="simple" xlink:href="http://locahost:5500/free_account/signup" text:style-name="Internet_20_link" text:visited-style-name="Visited_20_Internet_20_Link"><text:span text:style-name="T6">c</text:span></text:a><text:span text:style-name="T6">reate</text:span>’</text:p>
      <text:p text:style-name="P99">request type : <text:s/>POST</text:p>
      <text:p text:style-name="P52">req<text:span text:style-name="T1">uest </text:span>body</text:p>
      <text:p text:style-name="P45"><text:span text:style-name="T5">subjectTitle</text:span> : {type:String} //<text:span text:style-name="T15">example data structures and algorithms</text:span></text:p>
      <text:p text:style-name="P45"><text:span text:style-name="T5">courseId</text:span> : {type:String} // <text:span text:style-name="T15">example swe204</text:span></text:p>
      <text:p text:style-name="P45"><text:span text:style-name="T5">year</text:span> : {type :Number}</text:p>
      <text:p text:style-name="P45"><text:span text:style-name="T5">description</text:span> : {type :String}</text:p>
      <text:p text:style-name="P88">Request Header </text:p>
      <table:table table:name="Table19" table:style-name="Table19">
        <table:table-column table:style-name="Table19.A" table:number-columns-repeated="2"/>
        <table:table-row table:style-name="TableLine94860379945248">
          <table:table-cell table:style-name="Table19.A1" office:value-type="string">
            <text:p text:style-name="P15">Type</text:p>
          </table:table-cell>
          <table:table-cell table:style-name="Table19.B1" office:value-type="string">
            <text:p text:style-name="P15">Value</text:p>
          </table:table-cell>
        </table:table-row>
        <table:table-row table:style-name="TableLine94860379945248">
          <table:table-cell table:style-name="Table19.A2" office:value-type="string">
            <text:p text:style-name="P15">Authorization</text:p>
          </table:table-cell>
          <table:table-cell table:style-name="Table19.B2" office:value-type="string">
            <text:p text:style-name="P33">‘<text:span text:style-name="T19">Bearer token’</text:span></text:p>
          </table:table-cell>
        </table:table-row>
      </table:table>
      <text:p text:style-name="P103">//<text:span text:style-name="T14">a string containing the word ‘Bearer’ the token that was sent by api during signup/login</text:span></text:p>
      <text:p text:style-name="P103"><text:span text:style-name="T14">//token is valid 1hr</text:span></text:p>
      <text:p text:style-name="P67">API RESPONSE //<text:span text:style-name="T20">201</text:span></text:p>
      <table:table table:name="Table20" table:style-name="Table20">
        <table:table-column table:style-name="Table20.A" table:number-columns-repeated="2"/>
        <table:table-row table:style-name="TableLine94860371833856">
          <table:table-cell table:style-name="Table20.A1" office:value-type="string">
            <text:p text:style-name="P18">key</text:p>
          </table:table-cell>
          <table:table-cell table:style-name="Table20.B1" office:value-type="string">
            <text:p text:style-name="P18">Value</text:p>
          </table:table-cell>
        </table:table-row>
        <table:table-row table:style-name="TableLine94860371833856">
          <table:table-cell table:style-name="Table20.A2" office:value-type="string">
            <text:p text:style-name="P18">success</text:p>
          </table:table-cell>
          <table:table-cell table:style-name="Table20.B2" office:value-type="string">
            <text:p text:style-name="P18">1</text:p>
          </table:table-cell>
        </table:table-row>
        <table:table-row table:style-name="TableLine94860371833856">
          <table:table-cell table:style-name="Table20.A2" office:value-type="string">
            <text:p text:style-name="P18">message</text:p>
          </table:table-cell>
          <table:table-cell table:style-name="Table20.B2" office:value-type="string">
            <text:p text:style-name="P18">Successfully created</text:p>
          </table:table-cell>
        </table:table-row>
      </table:table>
      <text:p text:style-name="P45"/>
      <text:p text:style-name="P75">Get Specific <text:span text:style-name="T34">Answer Paper</text:span></text:p>
      <text:p text:style-name="P45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10">note</text:span></text:a><text:a xlink:type="simple" xlink:href="http://locahost:5500/free_account/signup" text:style-name="Internet_20_link" text:visited-style-name="Visited_20_Internet_20_Link">/</text:a><text:span text:style-name="T7">get</text:span><text:a xlink:type="simple" xlink:href="http://locahost:5500/free_account/signup" text:style-name="Internet_20_link" text:visited-style-name="Visited_20_Internet_20_Link">/</text:a>:<text:span text:style-name="T21">q</text:span><text:span text:style-name="T7">id</text:span>’</text:p>
      <text:p text:style-name="P99">request type : <text:span text:style-name="T21">GET</text:span></text:p>
      <table:table table:name="Table21" table:style-name="Table21">
        <table:table-column table:style-name="Table21.A" table:number-columns-repeated="2"/>
        <table:table-row table:style-name="TableLine94860380476384">
          <table:table-cell table:style-name="Table21.A1" office:value-type="string">
            <text:p text:style-name="P21">Parameter</text:p>
          </table:table-cell>
          <table:table-cell table:style-name="Table21.B1" office:value-type="string">
            <text:p text:style-name="P21">Value</text:p>
          </table:table-cell>
        </table:table-row>
        <table:table-row table:style-name="TableLine94860380476384">
          <table:table-cell table:style-name="Table21.A2" office:value-type="string">
            <text:p text:style-name="P21">qid</text:p>
          </table:table-cell>
          <table:table-cell table:style-name="Table21.B2" office:value-type="string">
            <text:p text:style-name="P21">Question paper id</text:p>
          </table:table-cell>
        </table:table-row>
      </table:table>
      <text:p text:style-name="P37"/>
      <text:p text:style-name="P99"/>
      <text:p text:style-name="P67">API RESPONSE/<text:span text:style-name="T22">200</text:span></text:p>
      <table:table table:name="Table22" table:style-name="Table22">
        <table:table-column table:style-name="Table22.A" table:number-columns-repeated="2"/>
        <table:table-row table:style-name="TableLine94860422125232">
          <table:table-cell table:style-name="Table22.A1" office:value-type="string">
            <text:p text:style-name="P26">Key</text:p>
          </table:table-cell>
          <table:table-cell table:style-name="Table22.B1" office:value-type="string">
            <text:p text:style-name="P26">Value</text:p>
          </table:table-cell>
        </table:table-row>
        <table:table-row table:style-name="TableLine94860422125232">
          <table:table-cell table:style-name="Table22.A2" office:value-type="string">
            <text:p text:style-name="P26">success</text:p>
          </table:table-cell>
          <table:table-cell table:style-name="Table22.B2" office:value-type="string">
            <text:p text:style-name="P26">1</text:p>
          </table:table-cell>
        </table:table-row>
        <table:table-row table:style-name="TableLine94860422125232">
          <table:table-cell table:style-name="Table22.A2" office:value-type="string">
            <text:p text:style-name="P26">question</text:p>
          </table:table-cell>
          <table:table-cell table:style-name="Table22.B2" office:value-type="string">
            <text:p text:style-name="P26">Requested question object</text:p>
          </table:table-cell>
        </table:table-row>
      </table:table>
      <text:p text:style-name="P99"/>
      <text:p text:style-name="P78"><text:soft-page-break/>Get All Questions</text:p>
      <text:p text:style-name="P45">http request to ‘<text:a xlink:type="simple" xlink:href="http://locahost:5500/free_account/signup" text:style-name="Internet_20_link" text:visited-style-name="Visited_20_Internet_20_Link">http://locahost:5500/</text:a><text:a xlink:type="simple" xlink:href="http://locahost:5500/free_account/signup" text:style-name="Internet_20_link" text:visited-style-name="Visited_20_Internet_20_Link"><text:span text:style-name="T10">note</text:span></text:a><text:a xlink:type="simple" xlink:href="http://locahost:5500/free_account/signup" text:style-name="Internet_20_link" text:visited-style-name="Visited_20_Internet_20_Link">/</text:a><text:span text:style-name="T7">get</text:span>’</text:p>
      <text:p text:style-name="P109">request type : <text:span text:style-name="T21">GET</text:span></text:p>
      <text:p text:style-name="P67">API RESPONSE/<text:span text:style-name="T22">200</text:span></text:p>
      <table:table table:name="Table23" table:style-name="Table23">
        <table:table-column table:style-name="Table23.A" table:number-columns-repeated="2"/>
        <table:table-row table:style-name="TableLine94860415046976">
          <table:table-cell table:style-name="Table23.A1" office:value-type="string">
            <text:p text:style-name="P26">Key</text:p>
          </table:table-cell>
          <table:table-cell table:style-name="Table23.B1" office:value-type="string">
            <text:p text:style-name="P26">Value</text:p>
          </table:table-cell>
        </table:table-row>
        <table:table-row table:style-name="TableLine94860415046976">
          <table:table-cell table:style-name="Table23.A2" office:value-type="string">
            <text:p text:style-name="P26">success</text:p>
          </table:table-cell>
          <table:table-cell table:style-name="Table23.B2" office:value-type="string">
            <text:p text:style-name="P26">1</text:p>
          </table:table-cell>
        </table:table-row>
        <table:table-row table:style-name="TableLine94860415046976">
          <table:table-cell table:style-name="Table23.A2" office:value-type="string">
            <text:p text:style-name="P26">question<text:span text:style-name="T23">s</text:span></text:p>
          </table:table-cell>
          <table:table-cell table:style-name="Table23.B2" office:value-type="string">
            <text:p text:style-name="P26"><text:span text:style-name="T23">Array of </text:span>Requested question<text:span text:style-name="T23">s</text:span></text:p>
          </table:table-cell>
        </table:table-row>
      </table:table>
      <text:p text:style-name="P109"/>
      <text:p text:style-name="P81">Delete Question</text:p>
      <text:p text:style-name="P45">http request to ‘<text:a xlink:type="simple" xlink:href="http://locahost:5500/free_account/signup" text:style-name="Internet_20_link" text:visited-style-name="Visited_20_Internet_20_Link">http://locahost:5500</text:a>/<text:span text:style-name="T38">note</text:span><text:span text:style-name="T36">/</text:span><text:span text:style-name="T8">delete</text:span>’</text:p>
      <text:p text:style-name="P109">request type : <text:span text:style-name="T24">DELETE</text:span></text:p>
      <text:p text:style-name="P88">Request Header </text:p>
      <table:table table:name="Table24" table:style-name="Table24">
        <table:table-column table:style-name="Table24.A" table:number-columns-repeated="2"/>
        <table:table-row table:style-name="TableLine94860420216384">
          <table:table-cell table:style-name="Table24.A1" office:value-type="string">
            <text:p text:style-name="P15">Type</text:p>
          </table:table-cell>
          <table:table-cell table:style-name="Table24.B1" office:value-type="string">
            <text:p text:style-name="P15">Value</text:p>
          </table:table-cell>
        </table:table-row>
        <table:table-row table:style-name="TableLine94860420216384">
          <table:table-cell table:style-name="Table24.A2" office:value-type="string">
            <text:p text:style-name="P15">Authorization</text:p>
          </table:table-cell>
          <table:table-cell table:style-name="Table24.B2" office:value-type="string">
            <text:p text:style-name="P33">‘<text:span text:style-name="T19">Bearer token’</text:span></text:p>
          </table:table-cell>
        </table:table-row>
      </table:table>
      <text:p text:style-name="P113"/>
      <text:p text:style-name="P52"><text:span text:style-name="T32">R</text:span>eq<text:span text:style-name="T1">uest </text:span><text:span text:style-name="T32">B</text:span>ody : <text:span text:style-name="T26">id</text:span><text:span text:style-name="T25"> </text:span></text:p>
      <text:p text:style-name="P67">API RESPONSE/<text:span text:style-name="T22">200</text:span></text:p>
      <table:table table:name="Table25" table:style-name="Table25">
        <table:table-column table:style-name="Table25.A" table:number-columns-repeated="2"/>
        <table:table-row table:style-name="TableLine94860412743408">
          <table:table-cell table:style-name="Table25.A1" office:value-type="string">
            <text:p text:style-name="P26">Key</text:p>
          </table:table-cell>
          <table:table-cell table:style-name="Table25.B1" office:value-type="string">
            <text:p text:style-name="P26">Value</text:p>
          </table:table-cell>
        </table:table-row>
        <table:table-row table:style-name="TableLine94860412743408">
          <table:table-cell table:style-name="Table25.A2" office:value-type="string">
            <text:p text:style-name="P26">success</text:p>
          </table:table-cell>
          <table:table-cell table:style-name="Table25.B2" office:value-type="string">
            <text:p text:style-name="P26">1</text:p>
          </table:table-cell>
        </table:table-row>
        <table:table-row table:style-name="TableLine94860412743408">
          <table:table-cell table:style-name="Table25.A2" office:value-type="string">
            <text:p text:style-name="P30">message</text:p>
          </table:table-cell>
          <table:table-cell table:style-name="Table25.B2" office:value-type="string">
            <text:p text:style-name="P30">Succesfully deleted</text:p>
          </table:table-cell>
        </table:table-row>
      </table:table>
      <text:p text:style-name="P109"/>
      <text:p text:style-name="P91">Download Question</text:p>
      <text:p text:style-name="P60"><text:span text:style-name="T25">http request to ‘</text:span><text:a xlink:type="simple" xlink:href="http://locahost:5500/download" text:style-name="Internet_20_link" text:visited-style-name="Visited_20_Internet_20_Link"><text:span text:style-name="T25">http://locahost:5500/</text:span></text:a><text:a xlink:type="simple" xlink:href="http://locahost:5500/download" text:style-name="Internet_20_link" text:visited-style-name="Visited_20_Internet_20_Link"><text:span text:style-name="T13">note</text:span></text:a><text:a xlink:type="simple" xlink:href="http://locahost:5500/download" text:style-name="Internet_20_link" text:visited-style-name="Visited_20_Internet_20_Link"><text:span text:style-name="T25">/</text:span></text:a><text:a xlink:type="simple" xlink:href="http://locahost:5500/download" text:style-name="Internet_20_link" text:visited-style-name="Visited_20_Internet_20_Link"><text:span text:style-name="T11">d</text:span></text:a><text:a xlink:type="simple" xlink:href="http://locahost:5500/download" text:style-name="Internet_20_link" text:visited-style-name="Visited_20_Internet_20_Link"><text:span text:style-name="T12">ownload</text:span></text:a><text:span text:style-name="T25">’</text:span></text:p>
      <text:p text:style-name="P94"><text:span text:style-name="T25">request type : POST</text:span></text:p>
      <text:p text:style-name="P86">Request Header </text:p>
      <table:table table:name="Table26" table:style-name="Table26">
        <table:table-column table:style-name="Table26.A" table:number-columns-repeated="2"/>
        <table:table-row table:style-name="TableLine94860423992000">
          <table:table-cell table:style-name="Table26.A1" office:value-type="string">
            <text:p text:style-name="P15">Type</text:p>
          </table:table-cell>
          <table:table-cell table:style-name="Table26.B1" office:value-type="string">
            <text:p text:style-name="P15">Value</text:p>
          </table:table-cell>
        </table:table-row>
        <table:table-row table:style-name="TableLine94860423992000">
          <table:table-cell table:style-name="Table26.A2" office:value-type="string">
            <text:p text:style-name="P15">Authorization</text:p>
          </table:table-cell>
          <table:table-cell table:style-name="Table26.B2" office:value-type="string">
            <text:p text:style-name="P33">‘<text:span text:style-name="T19">Bearer token’</text:span></text:p>
          </table:table-cell>
        </table:table-row>
      </table:table>
      <text:p text:style-name="P113"><text:span text:style-name="T25"/></text:p>
      <text:p text:style-name="P52"><text:span text:style-name="T32">R</text:span>eq<text:span text:style-name="T1">uest </text:span><text:span text:style-name="T32">B</text:span>ody </text:p>
      <text:p text:style-name="P58"><text:span text:style-name="T17"><text:s/></text:span><text:span text:style-name="T16">fileName : ‘String’ // last </text:span><text:span text:style-name="T17">string of document path in </text:span><text:span text:style-name="T18">answer</text:span><text:span text:style-name="T17"> obje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0:05:57.779553534</meta:creation-date>
    <dc:date>2021-10-21T11:07:48.978753893</dc:date>
    <meta:editing-duration>PT51M13S</meta:editing-duration>
    <meta:editing-cycles>34</meta:editing-cycles>
    <meta:generator>LibreOffice/7.1.2.2$Linux_X86_64 LibreOffice_project/10$Build-2</meta:generator>
    <meta:document-statistic meta:table-count="26" meta:image-count="0" meta:object-count="0" meta:page-count="8" meta:paragraph-count="283" meta:word-count="714" meta:character-count="5009" meta:non-whitespace-character-count="4555"/>
  </office:meta>
</office:document-meta>
</file>